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style:text-position="0% 100%" style:font-name="Times New Roman" fo:font-style="normal" style:font-name-asian="DejaVu Sans" style:font-style-asian="normal" style:font-name-complex="DejaVu Sans" style:font-style-complex="normal"/>
    </style:style>
    <style:style style:name="P10" style:family="paragraph" style:parent-style-name="Text_20_body" style:list-style-name="L3"/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style:text-position="sub 58%" style:font-name="Times New Roman" fo:font-style="normal" style:font-name-asian="DejaVu Sans" style:font-style-asian="normal" style:font-name-complex="DejaVu Sans" style:font-style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0" style:family="text">
      <style:text-properties style:text-position="0% 100%" style:font-name="Times New Roman" fo:font-style="normal" style:font-name-asian="DejaVu Sans" style:font-style-asian="normal" style:font-name-complex="DejaVu Sans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 fo:font-style="italic" style:font-style-asian="italic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Методика нейросетевого оптимального управления нестационарным объектом</text:h>
      <text:h text:style-name="P6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гулятора. <text:s/>Рассмотрены особенности применения алгоритма кумулятивных сумм для обнаружения разладки по дисперсии в контуре управления. <text:s/>Методика иллюстрируется данными вычислительного эксперимента.</text:p>
      <text:h text:style-name="P4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вий. <text:s/>Это оказывается полезным приемом, упрощающим расчет и конструкцию элементов системы. <text:s/>Однако любая система управления функционирует в не в мире абстракций, а в реальном мире, который неисчерпаем в разнообразии и непредсказуемости своих явлений. <text:s/>По этой причине важным этапом в разработке системы автоматического управления (САУ) является её проверка в условиях, намеренно отличных от эталонных, использовавшихся на этапе расчета. <text:s/>Выявленные особенности функционирования позволяют оценить работоспособность и эффективность <text:s/>системы управления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лонных, нейросетевой регулятор опробовался с разнообразными стохастическими и детерминированными уставками.</text:p>
      <text:p text:style-name="Text_20_body">Следующим уровнем сложности в приближении системы управления к реальному миру является адаптация к изменившимся условиям. <text:s/>Один из важных частных случаев — это изменение параметров объекта управления. <text:s/>Причиной изменения может быть как влияние внешней среды, так и износ самой конструкции объекта управления. <text:s/>Очевид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ружение факта изменения параметров объекта и адаптация регулятора выполнялись автоматически, <text:soft-page-break/>поскольку вмешательство человека-оператора САУ приводит к дополнительной задержке, а также к ошибкам, что в целом чревато потерями. <text:s/>Совокупность изложенных причин делает актуальным разработку методики применения нейросетевого оптимального регулятора для управления нестационарным объектом.</text:p>
      <text:p text:style-name="Text_20_body"/>
      <text:p text:style-name="P3"><draw:frame draw:style-name="fr1" draw:name="Объект1" text:anchor-type="paragraph" svg:x="0.873cm" svg:y="-0.004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зованием его нейросетевой модели объекта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рому определяется разладка, следует использовать дисперсию.</text:p>
      <text:p text:style-name="Text_20_body">Главным управляемым параметром АКС является порог Hпор, а основными характеристиками — среднее время запаздывания <text:span text:style-name="T2">T</text:span>зап и среднее время между ложными тревогами <text:span text:style-name="T1">T</text:span>лт. <text:s/>Они определяют потери, возникающие в результате изменения параметров объекта управления. <text:s/>В то же время, для подстройки нейросетевой модели объекта управления (НС-О) в рамках предлагаемой методики необходима выборка некоторой длины, и чем длиннее эта выборка (то есть, чем дольше САУ находится не в оптимальном режиме), тем, в общем, качественнее будет настроена НС-О и, соответственно, НС-Р. <text:s/>Наличие противоречивых требований к <text:s/>минимизации потерь САУ и обеспечению условий для качественного обучения нейронной сети моде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505209267" text:style-name="L1">
        <text:list-item>
          <text:p text:style-name="P7">Сбор данных с САУ для настройки НС-О с необходимой длиной выборки после обнаружения разладки.</text:p>
        </text:list-item>
        <text:list-item>
          <text:p text:style-name="P7">Обучение НС-О на полученной выборке вне контура управления.</text:p>
        </text:list-item>
        <text:list-item>
          <text:p text:style-name="P7">Включение настроенной НС-О в режиме инверсной модели ОУ и перевод НС-Р в режим подстройки по модели. <text:s/>Подстройка осуществляется в процессе рабочего функ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1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760934672" text:style-name="L2">
        <text:list-item>
          <text:p text:style-name="P8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8">использование нейронных сетей без обратных связей (рис.3 и рис.4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). <text:s/>Нейронная сеть получает на вход управляющее воздействие регулятора <text:span text:style-name="T11">u</text:span><text:span text:style-name="T3">k</text:span><text:span text:style-name="T6"> и наблюдаемый выход объекта управления </text:span><text:span text:style-name="T7">y</text:span><text:span text:style-name="T3">k</text:span><text:span text:style-name="T6">, а также значения этих сигналов в предыдущие моменты времени </text:span><text:span text:style-name="T7">u</text:span><text:span text:style-name="T3">k-1</text:span><text:span text:style-name="T7">, u</text:span><text:span text:style-name="T3">k-2</text:span><text:span text:style-name="T7">, …, u</text:span><text:span text:style-name="T3">k-Du</text:span><text:span text:style-name="T7">, y</text:span><text:span text:style-name="T3">k-1</text:span><text:span text:style-name="T7">, y</text:span><text:span text:style-name="T3">k-2</text:span><text:span text:style-name="T7">, …, y</text:span><text:span text:style-name="T3">k-</text:span><text:span text:style-name="T4">Dy</text:span><text:span text:style-name="T8">. <text:s/>Внутренняя архитектура сети — многослойная прямого распространения с нейронами с сигмоидальной функцией активации за возможным исключением нейрона последнего слоя. <text:s/>Таким образом, динамический характер отклика нейронной сети обеспечивается не за счет внутренней памяти, характерной для сетей с обратными связями, а за счет использования истории, хранимой вне сети.</text:span></text:p>
      <text:p text:style-name="P3"><draw:frame draw:style-name="fr1" draw:name="Объект4" text:anchor-type="paragraph" svg:x="1.129cm" svg:y="-0.134cm" svg:width="15.214cm" svg:height="6.048cm" draw:z-index="3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модели объекта управления (НС-О).</text:p>
      <text:p text:style-name="Text_20_body">Выходом сети является предполагаемый выход объекта управления <text:span text:style-name="T12">ŷ</text:span><text:span text:style-name="T3">k+1</text:span><text:span text:style-name="T8"> в следующий момент времени. <text:s/>Нейросетевая модель настраивается для предсказания поведения объекта (вместе с помехой) на основе истории управляющих сигналов и наблюдения за объектом (вместе с помехой). <text:s/>Данными для обучения сети НС-О являются достаточно длинные ряды {</text:span><text:span text:style-name="T7">u</text:span><text:span text:style-name="T3">k</text:span><text:span text:style-name="T8">}</text:span><text:span text:style-name="T4">N</text:span><text:span text:style-name="T8"> и {</text:span><text:span text:style-name="T7">y</text:span><text:span text:style-name="T3">k</text:span><text:span text:style-name="T8">}</text:span><text:span text:style-name="T4">N</text:span><text:span text:style-name="T8">., причем наблюдаемый выход ОУ используется как на входе нейронной сети, так и в качестве образца на выходе. <text:s/>Задачей обучения для ОУ с одним наблюдаемым выходом является построение отображения R</text:span><text:span text:style-name="T4">du+Dy</text:span><text:span text:style-name="T9">→</text:span><text:span text:style-name="T10">R</text:span><text:span text:style-name="T5">1</text:span><text:span text:style-name="T10">.</text:span></text:p>
      <text:p text:style-name="P9">Использование двумерного распределения для обеспечения качественного обучения.</text:p>
      <text:p text:style-name="Text_20_body"><text:soft-page-break/>Метод адаптации НОР — подстройка НС-О, потом НС-Р.</text:p>
      <text:p text:style-name="Text_20_body"><draw:frame draw:style-name="fr1" draw:name="Объект3" text:anchor-type="paragraph" svg:x="1.129cm" svg:y="0.859cm" svg:width="15.215cm" svg:height="5.105cm" draw:z-index="2"><draw:object xlink:href="./Object 3" xlink:type="simple" xlink:show="embed" xlink:actuate="onLoad"/><draw:image xlink:href="./ObjectReplacements/Object 3" xlink:type="simple" xlink:show="embed" xlink:actuate="onLoad"/>
    </draw:frame>Критерий оптимальности выбора порога — минимизация функции потерь. <text:s/>Задание его вида.</text:p>
      <text:p text:style-name="P3">Рис.4: Схема нейронной сети регулятора (НС-Р).</text:p>
      <text:h text:style-name="Heading_20_2" text:outline-level="2">Методика</text:h>
      <text:p text:style-name="Text_20_body">Задание параметров САУ.</text:p>
      <text:p text:style-name="Text_20_body">Подбор параметров АКС. <text:s/>Графики.</text:p>
      <text:p text:style-name="Text_20_body">Подробности методики настройки. <text:s/>Схемы.</text:p>
      <text:h text:style-name="Heading_20_2" text:outline-level="2">Применение</text:h>
      <text:p text:style-name="Text_20_body">Финальные эксперименты с графиками.</text:p>
      <text:h text:style-name="Heading_20_2" text:outline-level="2">Выводы</text:h>
      <text:h text:style-name="Heading_20_2" text:outline-level="2">Литература</text:h>
      <text:list xml:id="list1305182343" text:style-name="L3">
        <text:list-item>
          <text:p text:style-name="P10">Сигеру Омату, Марзуки Халид, Рубия Юсоф, Нейроуправление и его приложения, М:.Радиотехника, 2000</text:p>
        </text:list-item>
        <text:list-item>
          <text:p text:style-name="P10">Филаретов Г. Ф., Елисеев В. Л., Нейросетевой оптимальный регулятор, Доклады международной конференции «Информационные средства и технологии», Москва, 2000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09-14T23:34:42</meta:creation-date>
    <dc:date>2009-10-08T23:35:58</dc:date>
    <meta:editing-cycles>154</meta:editing-cycles>
    <meta:editing-duration>PT13H56M28S</meta:editing-duration>
    <meta:document-statistic meta:table-count="0" meta:image-count="0" meta:object-count="4" meta:page-count="4" meta:paragraph-count="40" meta:word-count="984" meta:character-count="78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2.5cm" svg:y1="2cm" svg:x2="4.5cm" svg:y2="2cm">
              <text:p/>
            </draw:line>
            <draw:line draw:style-name="gr2" draw:text-style-name="P1" draw:layer="layout" svg:x1="2.5cm" svg:y1="4.4cm" svg:x2="4.5cm" svg:y2="4.4cm">
              <text:p/>
            </draw:line>
            <draw:line draw:style-name="gr2" draw:text-style-name="P1" draw:layer="layout" svg:x1="3.7cm" svg:y1="4.4cm" svg:x2="4.5cm" svg:y2="2.85cm">
              <text:p/>
            </draw:line>
            <draw:line draw:style-name="gr2" draw:text-style-name="P1" draw:layer="layout" svg:x1="3.7cm" svg:y1="4.4cm" svg:x2="4.5cm" svg:y2="2cm">
              <text:p/>
            </draw:line>
            <draw:line draw:style-name="gr2" draw:text-style-name="P1" draw:layer="layout" svg:x1="3.65cm" svg:y1="2cm" svg:x2="4.5cm" svg:y2="2.8cm">
              <text:p/>
            </draw:line>
            <draw:line draw:style-name="gr2" draw:text-style-name="P1" draw:layer="layout" svg:x1="3.65cm" svg:y1="2cm" svg:x2="4.5cm" svg:y2="4.4cm">
              <text:p/>
            </draw:line>
            <draw:line draw:style-name="gr2" draw:text-style-name="P1" draw:layer="layout" svg:x1="4.85cm" svg:y1="2cm" svg:x2="5.7cm" svg:y2="1.6cm">
              <text:p/>
            </draw:line>
            <draw:line draw:style-name="gr2" draw:text-style-name="P1" draw:layer="layout" svg:x1="4.85cm" svg:y1="2cm" svg:x2="5.7cm" svg:y2="4.8cm">
              <text:p/>
            </draw:line>
            <draw:line draw:style-name="gr2" draw:text-style-name="P1" draw:layer="layout" svg:x1="4.85cm" svg:y1="2cm" svg:x2="5.7cm" svg:y2="3.2cm">
              <text:p/>
            </draw:line>
            <draw:line draw:style-name="gr2" draw:text-style-name="P1" draw:layer="layout" svg:x1="4.85cm" svg:y1="2cm" svg:x2="5.7cm" svg:y2="2.4cm">
              <text:p/>
            </draw:line>
            <draw:line draw:style-name="gr2" draw:text-style-name="P1" draw:layer="layout" svg:x1="4.85cm" svg:y1="2.8cm" svg:x2="5.7cm" svg:y2="3.2cm">
              <text:p/>
            </draw:line>
            <draw:line draw:style-name="gr2" draw:text-style-name="P1" draw:layer="layout" svg:x1="4.85cm" svg:y1="4.4cm" svg:x2="5.7cm" svg:y2="3.2cm">
              <text:p/>
            </draw:line>
            <draw:line draw:style-name="gr2" draw:text-style-name="P1" draw:layer="layout" svg:x1="4.85cm" svg:y1="4.4cm" svg:x2="5.7cm" svg:y2="4.8cm">
              <text:p/>
            </draw:line>
            <draw:line draw:style-name="gr2" draw:text-style-name="P1" draw:layer="layout" svg:x1="4.85cm" svg:y1="4.4cm" svg:x2="5.7cm" svg:y2="2.4cm">
              <text:p/>
            </draw:line>
            <draw:line draw:style-name="gr2" draw:text-style-name="P1" draw:layer="layout" svg:x1="4.85cm" svg:y1="4.4cm" svg:x2="5.7cm" svg:y2="1.6cm">
              <text:p/>
            </draw:line>
            <draw:line draw:style-name="gr2" draw:text-style-name="P1" draw:layer="layout" svg:x1="4.85cm" svg:y1="2.8cm" svg:x2="5.7cm" svg:y2="1.6cm">
              <text:p/>
            </draw:line>
            <draw:line draw:style-name="gr2" draw:text-style-name="P1" draw:layer="layout" svg:x1="4.85cm" svg:y1="2.8cm" svg:x2="5.7cm" svg:y2="4.8cm">
              <text:p/>
            </draw:line>
            <draw:line draw:style-name="gr2" draw:text-style-name="P1" draw:layer="layout" svg:x1="6.9cm" svg:y1="2.65cm" svg:x2="7.3cm" svg:y2="3.2cm">
              <text:p/>
            </draw:line>
            <draw:line draw:style-name="gr2" draw:text-style-name="P1" draw:layer="layout" svg:x1="6.9cm" svg:y1="3cm" svg:x2="7.3cm" svg:y2="3.2cm">
              <text:p/>
            </draw:line>
            <draw:line draw:style-name="gr2" draw:text-style-name="P1" draw:layer="layout" svg:x1="6.9cm" svg:y1="3.4cm" svg:x2="7.3cm" svg:y2="3.2cm">
              <text:p/>
            </draw:line>
            <draw:line draw:style-name="gr2" draw:text-style-name="P1" draw:layer="layout" svg:x1="6.9cm" svg:y1="3.85cm" svg:x2="7.3cm" svg:y2="3.2cm">
              <text:p/>
            </draw:line>
            <draw:line draw:style-name="gr2" draw:text-style-name="P1" draw:layer="layout" svg:x1="6.05cm" svg:y1="1.6cm" svg:x2="6.3cm" svg:y2="1.9cm">
              <text:p/>
            </draw:line>
            <draw:line draw:style-name="gr2" draw:text-style-name="P1" draw:layer="layout" svg:x1="6.05cm" svg:y1="1.6cm" svg:x2="6.25cm" svg:y2="2.1cm">
              <text:p/>
            </draw:line>
            <draw:line draw:style-name="gr2" draw:text-style-name="P1" draw:layer="layout" svg:x1="6.05cm" svg:y1="1.6cm" svg:x2="6.25cm" svg:y2="2.4cm">
              <text:p/>
            </draw:line>
            <draw:line draw:style-name="gr2" draw:text-style-name="P1" draw:layer="layout" svg:x1="6.05cm" svg:y1="2.4cm" svg:x2="6.3cm" svg:y2="2.7cm">
              <text:p/>
            </draw:line>
            <draw:line draw:style-name="gr2" draw:text-style-name="P1" draw:layer="layout" svg:x1="6.05cm" svg:y1="2.4cm" svg:x2="6.25cm" svg:y2="2.9cm">
              <text:p/>
            </draw:line>
            <draw:line draw:style-name="gr2" draw:text-style-name="P1" draw:layer="layout" svg:x1="6.05cm" svg:y1="2.4cm" svg:x2="6.25cm" svg:y2="3.2cm">
              <text:p/>
            </draw:line>
            <draw:line draw:style-name="gr2" draw:text-style-name="P1" draw:layer="layout" svg:x1="6.05cm" svg:y1="4.8cm" svg:x2="6.3cm" svg:y2="4.5cm">
              <text:p/>
            </draw:line>
            <draw:line draw:style-name="gr2" draw:text-style-name="P1" draw:layer="layout" svg:x1="6.05cm" svg:y1="4.8cm" svg:x2="6.25cm" svg:y2="4.3cm">
              <text:p/>
            </draw:line>
            <draw:line draw:style-name="gr2" draw:text-style-name="P1" draw:layer="layout" svg:x1="6.05cm" svg:y1="4.8cm" svg:x2="6.25cm" svg:y2="4cm">
              <text:p/>
            </draw:line>
            <draw:line draw:style-name="gr2" draw:text-style-name="P1" draw:layer="layout" svg:x1="6.05cm" svg:y1="3.2cm" svg:x2="6.3cm" svg:y2="2.9cm">
              <text:p/>
            </draw:line>
            <draw:line draw:style-name="gr2" draw:text-style-name="P1" draw:layer="layout" svg:x1="6.05cm" svg:y1="3.2cm" svg:x2="6.25cm" svg:y2="2.7cm">
              <text:p/>
            </draw:line>
            <draw:line draw:style-name="gr2" draw:text-style-name="P1" draw:layer="layout" svg:x1="6.05cm" svg:y1="3.2cm" svg:x2="6.25cm" svg:y2="2.4cm">
              <text:p/>
            </draw:line>
            <draw:line draw:style-name="gr2" draw:text-style-name="P1" draw:layer="layout" svg:x1="7.65cm" svg:y1="3.2cm" svg:x2="8.9cm" svg:y2="3.2cm">
              <text:p/>
            </draw:line>
            <draw:line draw:style-name="gr3" draw:text-style-name="P1" draw:layer="layout" svg:x1="4.65cm" svg:y1="3.1cm" svg:x2="4.65cm" svg:y2="4.1cm">
              <text:p/>
            </draw:line>
            <draw:line draw:style-name="gr3" draw:text-style-name="P1" draw:layer="layout" svg:x1="5.85cm" svg:y1="3.5cm" svg:x2="5.85cm" svg:y2="4.5cm">
              <text:p/>
            </draw:line>
            <draw:line draw:style-name="gr3" draw:text-style-name="P1" draw:layer="layout" svg:x1="6.45cm" svg:y1="3.2cm" svg:x2="6.9cm" svg:y2="3.2cm">
              <text:p/>
            </draw:line>
          </draw:g>
          <draw:frame draw:style-name="gr4" draw:text-style-name="P2" draw:layer="layout" svg:width="0.93cm" svg:height="1.043cm" svg:x="8.2cm" svg:y="2.3cm">
            <draw:text-box>
              <text:p><text:span text:style-name="T1">u</text:span><text:span text:style-name="T2">k</text:span></text:p>
            </draw:text-box>
          </draw:frame>
          <draw:frame draw:style-name="gr4" draw:text-style-name="P2" draw:layer="layout" svg:width="0.866cm" svg:height="1.043cm" svg:x="2.25cm" svg:y="1.072cm">
            <draw:text-box>
              <text:p><text:span text:style-name="T1">r</text:span><text:span text:style-name="T2">k</text:span></text:p>
            </draw:text-box>
          </draw:frame>
          <draw:frame draw:style-name="gr4" draw:text-style-name="P2" draw:layer="layout" svg:width="0.896cm" svg:height="1.043cm" svg:x="2.25cm" svg:y="3.45cm">
            <draw:text-box>
              <text:p><text:span text:style-name="T1">e</text:span><text:span text:style-name="T2">k</text:span></text:p>
            </draw:text-box>
          </draw:frame>
        </draw:g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3.4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8.1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2.0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2.0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4.5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51cm" svg:y1="1.201cm" svg:x2="4.551cm" svg:y2="1.201cm">
              <text:p/>
            </draw:line>
            <draw:line draw:style-name="gr3" draw:text-style-name="P1" draw:layer="layout" svg:x1="2.551cm" svg:y1="5.201cm" svg:x2="4.551cm" svg:y2="5.201cm">
              <text:p/>
            </draw:line>
            <draw:line draw:style-name="gr3" draw:text-style-name="P1" draw:layer="layout" svg:x1="3.751cm" svg:y1="5.201cm" svg:x2="4.551cm" svg:y2="3.651cm">
              <text:p/>
            </draw:line>
            <draw:line draw:style-name="gr3" draw:text-style-name="P1" draw:layer="layout" svg:x1="3.751cm" svg:y1="5.201cm" svg:x2="4.551cm" svg:y2="1.201cm">
              <text:p/>
            </draw:line>
            <draw:line draw:style-name="gr3" draw:text-style-name="P1" draw:layer="layout" svg:x1="3.701cm" svg:y1="1.201cm" svg:x2="4.551cm" svg:y2="2.001cm">
              <text:p/>
            </draw:line>
            <draw:line draw:style-name="gr3" draw:text-style-name="P1" draw:layer="layout" svg:x1="3.701cm" svg:y1="1.201cm" svg:x2="4.551cm" svg:y2="5.201cm">
              <text:p/>
            </draw:line>
            <draw:line draw:style-name="gr3" draw:text-style-name="P1" draw:layer="layout" svg:x1="4.901cm" svg:y1="2.001cm" svg:x2="5.751cm" svg:y2="1.601cm">
              <text:p/>
            </draw:line>
            <draw:line draw:style-name="gr3" draw:text-style-name="P1" draw:layer="layout" svg:x1="4.901cm" svg:y1="2.001cm" svg:x2="5.751cm" svg:y2="4.801cm">
              <text:p/>
            </draw:line>
            <draw:line draw:style-name="gr3" draw:text-style-name="P1" draw:layer="layout" svg:x1="4.901cm" svg:y1="2.001cm" svg:x2="5.751cm" svg:y2="3.201cm">
              <text:p/>
            </draw:line>
            <draw:line draw:style-name="gr3" draw:text-style-name="P1" draw:layer="layout" svg:x1="4.901cm" svg:y1="2.001cm" svg:x2="5.751cm" svg:y2="2.401cm">
              <text:p/>
            </draw:line>
            <draw:line draw:style-name="gr3" draw:text-style-name="P1" draw:layer="layout" svg:x1="4.901cm" svg:y1="3.601cm" svg:x2="5.751cm" svg:y2="2.401cm">
              <text:p/>
            </draw:line>
            <draw:line draw:style-name="gr3" draw:text-style-name="P1" draw:layer="layout" svg:x1="4.901cm" svg:y1="5.201cm" svg:x2="5.751cm" svg:y2="3.201cm">
              <text:p/>
            </draw:line>
            <draw:line draw:style-name="gr3" draw:text-style-name="P1" draw:layer="layout" svg:x1="4.901cm" svg:y1="5.201cm" svg:x2="5.751cm" svg:y2="4.801cm">
              <text:p/>
            </draw:line>
            <draw:line draw:style-name="gr3" draw:text-style-name="P1" draw:layer="layout" svg:x1="4.901cm" svg:y1="5.151cm" svg:x2="5.751cm" svg:y2="2.401cm">
              <text:p/>
            </draw:line>
            <draw:line draw:style-name="gr3" draw:text-style-name="P1" draw:layer="layout" svg:x1="4.901cm" svg:y1="5.201cm" svg:x2="5.751cm" svg:y2="1.601cm">
              <text:p/>
            </draw:line>
            <draw:line draw:style-name="gr3" draw:text-style-name="P1" draw:layer="layout" svg:x1="4.901cm" svg:y1="3.551cm" svg:x2="5.751cm" svg:y2="1.601cm">
              <text:p/>
            </draw:line>
            <draw:line draw:style-name="gr3" draw:text-style-name="P1" draw:layer="layout" svg:x1="4.901cm" svg:y1="3.601cm" svg:x2="5.751cm" svg:y2="4.801cm">
              <text:p/>
            </draw:line>
            <draw:line draw:style-name="gr3" draw:text-style-name="P1" draw:layer="layout" svg:x1="6.951cm" svg:y1="2.651cm" svg:x2="7.351cm" svg:y2="3.201cm">
              <text:p/>
            </draw:line>
            <draw:line draw:style-name="gr3" draw:text-style-name="P1" draw:layer="layout" svg:x1="6.951cm" svg:y1="3.001cm" svg:x2="7.351cm" svg:y2="3.201cm">
              <text:p/>
            </draw:line>
            <draw:line draw:style-name="gr3" draw:text-style-name="P1" draw:layer="layout" svg:x1="6.951cm" svg:y1="3.401cm" svg:x2="7.351cm" svg:y2="3.201cm">
              <text:p/>
            </draw:line>
            <draw:line draw:style-name="gr3" draw:text-style-name="P1" draw:layer="layout" svg:x1="6.951cm" svg:y1="3.851cm" svg:x2="7.351cm" svg:y2="3.201cm">
              <text:p/>
            </draw:line>
            <draw:line draw:style-name="gr3" draw:text-style-name="P1" draw:layer="layout" svg:x1="6.101cm" svg:y1="1.601cm" svg:x2="6.351cm" svg:y2="1.901cm">
              <text:p/>
            </draw:line>
            <draw:line draw:style-name="gr3" draw:text-style-name="P1" draw:layer="layout" svg:x1="6.101cm" svg:y1="1.601cm" svg:x2="6.301cm" svg:y2="2.101cm">
              <text:p/>
            </draw:line>
            <draw:line draw:style-name="gr3" draw:text-style-name="P1" draw:layer="layout" svg:x1="6.101cm" svg:y1="1.601cm" svg:x2="6.301cm" svg:y2="2.401cm">
              <text:p/>
            </draw:line>
            <draw:line draw:style-name="gr3" draw:text-style-name="P1" draw:layer="layout" svg:x1="6.101cm" svg:y1="2.401cm" svg:x2="6.351cm" svg:y2="2.701cm">
              <text:p/>
            </draw:line>
            <draw:line draw:style-name="gr3" draw:text-style-name="P1" draw:layer="layout" svg:x1="6.101cm" svg:y1="2.401cm" svg:x2="6.301cm" svg:y2="2.901cm">
              <text:p/>
            </draw:line>
            <draw:line draw:style-name="gr3" draw:text-style-name="P1" draw:layer="layout" svg:x1="6.101cm" svg:y1="2.401cm" svg:x2="6.301cm" svg:y2="3.201cm">
              <text:p/>
            </draw:line>
            <draw:line draw:style-name="gr3" draw:text-style-name="P1" draw:layer="layout" svg:x1="6.101cm" svg:y1="4.801cm" svg:x2="6.351cm" svg:y2="4.501cm">
              <text:p/>
            </draw:line>
            <draw:line draw:style-name="gr3" draw:text-style-name="P1" draw:layer="layout" svg:x1="6.101cm" svg:y1="4.801cm" svg:x2="6.301cm" svg:y2="4.301cm">
              <text:p/>
            </draw:line>
            <draw:line draw:style-name="gr3" draw:text-style-name="P1" draw:layer="layout" svg:x1="6.101cm" svg:y1="4.801cm" svg:x2="6.301cm" svg:y2="4.001cm">
              <text:p/>
            </draw:line>
            <draw:line draw:style-name="gr3" draw:text-style-name="P1" draw:layer="layout" svg:x1="6.101cm" svg:y1="3.201cm" svg:x2="6.351cm" svg:y2="2.901cm">
              <text:p/>
            </draw:line>
            <draw:line draw:style-name="gr3" draw:text-style-name="P1" draw:layer="layout" svg:x1="6.101cm" svg:y1="3.201cm" svg:x2="6.301cm" svg:y2="2.701cm">
              <text:p/>
            </draw:line>
            <draw:line draw:style-name="gr3" draw:text-style-name="P1" draw:layer="layout" svg:x1="6.101cm" svg:y1="3.201cm" svg:x2="6.301cm" svg:y2="2.401cm">
              <text:p/>
            </draw:line>
            <draw:line draw:style-name="gr3" draw:text-style-name="P1" draw:layer="layout" svg:x1="7.701cm" svg:y1="3.201cm" svg:x2="8.951cm" svg:y2="3.201cm">
              <text:p/>
            </draw:line>
            <draw:line draw:style-name="gr4" draw:text-style-name="P1" draw:layer="layout" svg:x1="4.701cm" svg:y1="2.301cm" svg:x2="4.701cm" svg:y2="3.301cm">
              <text:p/>
            </draw:line>
            <draw:line draw:style-name="gr4" draw:text-style-name="P1" draw:layer="layout" svg:x1="5.901cm" svg:y1="3.501cm" svg:x2="5.901cm" svg:y2="4.501cm">
              <text:p/>
            </draw:line>
            <draw:line draw:style-name="gr4" draw:text-style-name="P1" draw:layer="layout" svg:x1="6.501cm" svg:y1="3.201cm" svg:x2="6.951cm" svg:y2="3.201cm">
              <text:p/>
            </draw:line>
            <draw:custom-shape draw:style-name="gr1" draw:text-style-name="P1" draw:layer="layout" svg:width="0.35cm" svg:height="0.4cm" svg:x="4.5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51cm" svg:y1="2.001cm" svg:x2="4.551cm" svg:y2="2.001cm">
              <text:p/>
            </draw:line>
            <draw:line draw:style-name="gr3" draw:text-style-name="P1" draw:layer="layout" svg:x1="3.751cm" svg:y1="5.201cm" svg:x2="4.551cm" svg:y2="1.951cm">
              <text:p/>
            </draw:line>
            <draw:line draw:style-name="gr3" draw:text-style-name="P1" draw:layer="layout" svg:x1="2.551cm" svg:y1="3.601cm" svg:x2="4.551cm" svg:y2="3.601cm">
              <text:p/>
            </draw:line>
            <draw:line draw:style-name="gr3" draw:text-style-name="P3" draw:layer="layout" svg:x1="3.701cm" svg:y1="1.201cm" svg:x2="4.551cm" svg:y2="3.601cm">
              <text:p/>
            </draw:line>
            <draw:line draw:style-name="gr3" draw:text-style-name="P3" draw:layer="layout" svg:x1="3.701cm" svg:y1="3.601cm" svg:x2="4.551cm" svg:y2="1.201cm">
              <text:p/>
            </draw:line>
            <draw:line draw:style-name="gr3" draw:text-style-name="P3" draw:layer="layout" svg:x1="3.701cm" svg:y1="3.601cm" svg:x2="4.551cm" svg:y2="5.201cm">
              <text:p/>
            </draw:line>
            <draw:line draw:style-name="gr3" draw:text-style-name="P3" draw:layer="layout" svg:x1="3.701cm" svg:y1="3.601cm" svg:x2="4.551cm" svg:y2="2.001cm">
              <text:p/>
            </draw:line>
            <draw:line draw:style-name="gr3" draw:text-style-name="P3" draw:layer="layout" svg:x1="4.901cm" svg:y1="3.601cm" svg:x2="5.751cm" svg:y2="3.201cm">
              <text:p/>
            </draw:line>
            <draw:line draw:style-name="gr3" draw:text-style-name="P3" draw:layer="layout" svg:x1="4.901cm" svg:y1="1.201cm" svg:x2="5.751cm" svg:y2="1.601cm">
              <text:p/>
            </draw:line>
            <draw:line draw:style-name="gr3" draw:text-style-name="P3" draw:layer="layout" svg:x1="4.901cm" svg:y1="1.201cm" svg:x2="5.751cm" svg:y2="2.401cm">
              <text:p/>
            </draw:line>
            <draw:line draw:style-name="gr3" draw:text-style-name="P3" draw:layer="layout" svg:x1="4.901cm" svg:y1="1.201cm" svg:x2="5.751cm" svg:y2="3.201cm">
              <text:p/>
            </draw:line>
            <draw:line draw:style-name="gr3" draw:text-style-name="P3" draw:layer="layout" svg:x1="4.901cm" svg:y1="1.201cm" svg:x2="5.751cm" svg:y2="4.751cm">
              <text:p/>
            </draw:line>
            <draw:line draw:style-name="gr4" draw:text-style-name="P1" draw:layer="layout" svg:x1="4.701cm" svg:y1="3.901cm" svg:x2="4.701cm" svg:y2="4.901cm">
              <text:p/>
            </draw:line>
            <draw:line draw:style-name="gr4" draw:text-style-name="P1" draw:layer="layout" svg:x1="2.901cm" svg:y1="2.301cm" svg:x2="2.901cm" svg:y2="3.301cm">
              <text:p/>
            </draw:line>
            <draw:line draw:style-name="gr4" draw:text-style-name="P1" draw:layer="layout" svg:x1="2.901cm" svg:y1="3.901cm" svg:x2="2.901cm" svg:y2="4.901cm">
              <text:p/>
            </draw:line>
            <draw:line draw:style-name="gr3" draw:text-style-name="P3" draw:layer="layout" svg:x1="3.701cm" svg:y1="2.001cm" svg:x2="4.551cm" svg:y2="1.201cm">
              <text:p/>
            </draw:line>
            <draw:line draw:style-name="gr3" draw:text-style-name="P3" draw:layer="layout" svg:x1="3.701cm" svg:y1="2.001cm" svg:x2="4.551cm" svg:y2="3.551cm">
              <text:p/>
            </draw:line>
            <draw:line draw:style-name="gr3" draw:text-style-name="P3" draw:layer="layout" svg:x1="3.701cm" svg:y1="2.001cm" svg:x2="4.551cm" svg:y2="5.151cm">
              <text:p/>
            </draw:line>
          </draw:g>
          <draw:frame draw:style-name="gr2" draw:text-style-name="P2" draw:layer="layout" svg:width="0.93cm" svg:height="1.093cm" svg:x="2.0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2.051cm" svg:y="4.252cm">
            <draw:text-box>
              <text:p><text:span text:style-name="T3">y</text:span><text:span text:style-name="T2">k-Dy</text:span></text:p>
            </draw:text-box>
          </draw:frame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